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80.5pt"/>
    </style:style>
    <style:style style:name="co5" style:family="table-column">
      <style:table-column-properties fo:break-before="auto" style:column-width="74.3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1.55pt"/>
    </style:style>
    <style:style style:name="co8" style:family="table-column">
      <style:table-column-properties fo:break-before="auto" style:column-width="101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51" number:language="en" number:country="GB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10051"/>
  </office:automatic-styles>
  <office:body>
    <office:spreadsheet>
      <table:calculation-settings table:automatic-find-labels="false"/>
      <table:table table:name="correl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rea</text:p>
          </table:table-cell>
          <table:table-cell office:value-type="string" calcext:value-type="string">
            <text:p>execution_time</text:p>
          </table:table-cell>
          <table:table-cell office:value-type="string" calcext:value-type="string">
            <text:p>num_of_params</text:p>
          </table:table-cell>
          <table:table-cell office:value-type="string" calcext:value-type="string">
            <text:p>time_coverage</text:p>
          </table:table-cell>
          <table:table-cell office:value-type="string" calcext:value-type="string">
            <text:p>time_coverage_end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ution_tim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00735618882609" calcext:value-type="float">
            <text:p>-0.0007356189</text:p>
          </table:table-cell>
          <table:table-cell table:number-columns-repeated="2" office:value-type="float" office:value="0.945791858584" calcext:value-type="float">
            <text:p>0.9457918586</text:p>
          </table:table-cell>
        </table:table-row>
        <table:table-row table:style-name="ro1">
          <table:table-cell office:value-type="string" calcext:value-type="string">
            <text:p>num_of_params</text:p>
          </table:table-cell>
          <table:table-cell/>
          <table:table-cell office:value-type="float" office:value="-0.000735618882609" calcext:value-type="float">
            <text:p>-0.00073561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_coverage</text:p>
          </table:table-cell>
          <table:table-cell/>
          <table:table-cell office:value-type="float" office:value="0.945791858584" calcext:value-type="float">
            <text:p>0.94579185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_coverage_end</text:p>
          </table:table-cell>
          <table:table-cell/>
          <table:table-cell office:value-type="float" office:value="0.945791858584" calcext:value-type="float">
            <text:p>0.94579185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7" table:default-cell-style-name="Default"/>
        <table:table-column table:style-name="co6" table:number-columns-repeated="4" table:default-cell-style-name="Default"/>
        <table:table-column table:style-name="co8" table:number-columns-repeated="3" table:default-cell-style-name="ce1"/>
        <table:table-row table:style-name="ro1">
          <table:table-cell office:value-type="string" calcext:value-type="string">
            <text:p>num_of_nodes</text:p>
          </table:table-cell>
          <table:table-cell office:value-type="string" calcext:value-type="string">
            <text:p>execution_time</text:p>
          </table:table-cell>
          <table:table-cell office:value-type="string" calcext:value-type="string">
            <text:p>time_coverag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um_of_params</text:p>
          </table:table-cell>
          <table:table-cell table:style-name="Default" office:value-type="string" calcext:value-type="string">
            <text:p>time_coverage_start</text:p>
          </table:table-cell>
          <table:table-cell table:style-name="Default" office:value-type="string" calcext:value-type="string">
            <text:p>time_coverage_end</text:p>
          </table:table-cell>
          <table:table-cell table:style-name="Default" office:value-type="string" calcext:value-type="string">
            <text:p>execution_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.192" calcext:value-type="float">
            <text:p>20.192</text:p>
          </table:table-cell>
          <table:table-cell office:value-type="float" office:value="31539600" calcext:value-type="float">
            <text:p>31539600</text:p>
          </table:table-cell>
          <table:table-cell office:value-type="float" office:value="10066275204.2" calcext:value-type="float">
            <text:p>10066275204.2</text:p>
          </table:table-cell>
          <table:table-cell office:value-type="float" office:value="202" calcext:value-type="float">
            <text:p>202</text:p>
          </table:table-cell>
          <table:table-cell office:value-type="date" office:date-value="1999-01-01T00:00:19" calcext:value-type="date">
            <text:p>01/01/1999 00:00:19</text:p>
          </table:table-cell>
          <table:table-cell office:value-type="date" office:date-value="2000-01-01T01:00:19" calcext:value-type="date">
            <text:p>01/01/2000 01:00:19</text:p>
          </table:table-cell>
          <table:table-cell office:value-type="date" office:date-value="2017-06-16T03:21:09" calcext:value-type="date">
            <text:p>16/06/2017 03:21: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.108" calcext:value-type="float">
            <text:p>20.108</text:p>
          </table:table-cell>
          <table:table-cell office:value-type="float" office:value="31539600" calcext:value-type="float">
            <text:p>31539600</text:p>
          </table:table-cell>
          <table:table-cell office:value-type="float" office:value="10066275204.2" calcext:value-type="float">
            <text:p>10066275204.2</text:p>
          </table:table-cell>
          <table:table-cell office:value-type="float" office:value="403" calcext:value-type="float">
            <text:p>403</text:p>
          </table:table-cell>
          <table:table-cell office:value-type="date" office:date-value="1999-01-01T00:00:19" calcext:value-type="date">
            <text:p>01/01/1999 00:00:19</text:p>
          </table:table-cell>
          <table:table-cell office:value-type="date" office:date-value="2000-01-01T01:00:19" calcext:value-type="date">
            <text:p>01/01/2000 01:00:19</text:p>
          </table:table-cell>
          <table:table-cell office:value-type="date" office:date-value="2017-06-16T03:21:29" calcext:value-type="date">
            <text:p>16/06/2017 03:21: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.107" calcext:value-type="float">
            <text:p>20.107</text:p>
          </table:table-cell>
          <table:table-cell office:value-type="float" office:value="31539600" calcext:value-type="float">
            <text:p>31539600</text:p>
          </table:table-cell>
          <table:table-cell office:value-type="float" office:value="10066275204.2" calcext:value-type="float">
            <text:p>10066275204.2</text:p>
          </table:table-cell>
          <table:table-cell office:value-type="float" office:value="412" calcext:value-type="float">
            <text:p>412</text:p>
          </table:table-cell>
          <table:table-cell office:value-type="date" office:date-value="1999-01-01T00:00:19" calcext:value-type="date">
            <text:p>01/01/1999 00:00:19</text:p>
          </table:table-cell>
          <table:table-cell office:value-type="date" office:date-value="2000-01-01T01:00:19" calcext:value-type="date">
            <text:p>01/01/2000 01:00:19</text:p>
          </table:table-cell>
          <table:table-cell office:value-type="date" office:date-value="2017-06-16T03:21:49" calcext:value-type="date">
            <text:p>16/06/2017 03:21: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.336" calcext:value-type="float">
            <text:p>94.336</text:p>
          </table:table-cell>
          <table:table-cell office:value-type="float" office:value="189392400" calcext:value-type="float">
            <text:p>189392400</text:p>
          </table:table-cell>
          <table:table-cell office:value-type="float" office:value="10066275204.2" calcext:value-type="float">
            <text:p>10066275204.2</text:p>
          </table:table-cell>
          <table:table-cell office:value-type="float" office:value="202" calcext:value-type="float">
            <text:p>202</text:p>
          </table:table-cell>
          <table:table-cell office:value-type="date" office:date-value="1999-01-01T00:00:19" calcext:value-type="date">
            <text:p>01/01/1999 00:00:19</text:p>
          </table:table-cell>
          <table:table-cell office:value-type="date" office:date-value="2005-01-01T01:00:19" calcext:value-type="date">
            <text:p>01/01/2005 01:00:19</text:p>
          </table:table-cell>
          <table:table-cell office:value-type="date" office:date-value="2017-06-16T03:22:09" calcext:value-type="date">
            <text:p>16/06/2017 03:22: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.906" calcext:value-type="float">
            <text:p>94.906</text:p>
          </table:table-cell>
          <table:table-cell office:value-type="float" office:value="189392400" calcext:value-type="float">
            <text:p>189392400</text:p>
          </table:table-cell>
          <table:table-cell office:value-type="float" office:value="10066275204.2" calcext:value-type="float">
            <text:p>10066275204.2</text:p>
          </table:table-cell>
          <table:table-cell office:value-type="float" office:value="403" calcext:value-type="float">
            <text:p>403</text:p>
          </table:table-cell>
          <table:table-cell office:value-type="date" office:date-value="1999-01-01T00:00:19" calcext:value-type="date">
            <text:p>01/01/1999 00:00:19</text:p>
          </table:table-cell>
          <table:table-cell office:value-type="date" office:date-value="2005-01-01T01:00:19" calcext:value-type="date">
            <text:p>01/01/2005 01:00:19</text:p>
          </table:table-cell>
          <table:table-cell office:value-type="date" office:date-value="2017-06-16T03:23:44" calcext:value-type="date">
            <text:p>16/06/2017 03:23: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.926" calcext:value-type="float">
            <text:p>94.926</text:p>
          </table:table-cell>
          <table:table-cell office:value-type="float" office:value="189392400" calcext:value-type="float">
            <text:p>189392400</text:p>
          </table:table-cell>
          <table:table-cell office:value-type="float" office:value="10066275204.2" calcext:value-type="float">
            <text:p>10066275204.2</text:p>
          </table:table-cell>
          <table:table-cell office:value-type="float" office:value="412" calcext:value-type="float">
            <text:p>412</text:p>
          </table:table-cell>
          <table:table-cell office:value-type="date" office:date-value="1999-01-01T00:00:19" calcext:value-type="date">
            <text:p>01/01/1999 00:00:19</text:p>
          </table:table-cell>
          <table:table-cell office:value-type="date" office:date-value="2005-01-01T01:00:19" calcext:value-type="date">
            <text:p>01/01/2005 01:00:19</text:p>
          </table:table-cell>
          <table:table-cell office:value-type="date" office:date-value="2017-06-16T03:25:19" calcext:value-type="date">
            <text:p>16/06/2017 03:25: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0.035" calcext:value-type="float">
            <text:p>710.035</text:p>
          </table:table-cell>
          <table:table-cell office:value-type="float" office:value="347158800" calcext:value-type="float">
            <text:p>347158800</text:p>
          </table:table-cell>
          <table:table-cell office:value-type="float" office:value="10066275204.2" calcext:value-type="float">
            <text:p>10066275204.2</text:p>
          </table:table-cell>
          <table:table-cell office:value-type="float" office:value="202" calcext:value-type="float">
            <text:p>202</text:p>
          </table:table-cell>
          <table:table-cell office:value-type="date" office:date-value="1999-01-01T00:00:19" calcext:value-type="date">
            <text:p>01/01/1999 00:00:19</text:p>
          </table:table-cell>
          <table:table-cell office:value-type="date" office:date-value="2010-01-01T01:00:19" calcext:value-type="date">
            <text:p>01/01/2010 01:00:19</text:p>
          </table:table-cell>
          <table:table-cell office:value-type="date" office:date-value="2017-06-16T03:26:54" calcext:value-type="date">
            <text:p>16/06/2017 03:26: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0.051" calcext:value-type="float">
            <text:p>710.051</text:p>
          </table:table-cell>
          <table:table-cell office:value-type="float" office:value="347158800" calcext:value-type="float">
            <text:p>347158800</text:p>
          </table:table-cell>
          <table:table-cell office:value-type="float" office:value="10066275204.2" calcext:value-type="float">
            <text:p>10066275204.2</text:p>
          </table:table-cell>
          <table:table-cell office:value-type="float" office:value="403" calcext:value-type="float">
            <text:p>403</text:p>
          </table:table-cell>
          <table:table-cell office:value-type="date" office:date-value="1999-01-01T00:00:19" calcext:value-type="date">
            <text:p>01/01/1999 00:00:19</text:p>
          </table:table-cell>
          <table:table-cell office:value-type="date" office:date-value="2010-01-01T01:00:19" calcext:value-type="date">
            <text:p>01/01/2010 01:00:19</text:p>
          </table:table-cell>
          <table:table-cell office:value-type="date" office:date-value="2017-06-16T03:38:44" calcext:value-type="date">
            <text:p>16/06/2017 03:38: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0.035" calcext:value-type="float">
            <text:p>700.035</text:p>
          </table:table-cell>
          <table:table-cell office:value-type="float" office:value="347158800" calcext:value-type="float">
            <text:p>347158800</text:p>
          </table:table-cell>
          <table:table-cell office:value-type="float" office:value="10066275204.2" calcext:value-type="float">
            <text:p>10066275204.2</text:p>
          </table:table-cell>
          <table:table-cell office:value-type="float" office:value="412" calcext:value-type="float">
            <text:p>412</text:p>
          </table:table-cell>
          <table:table-cell office:value-type="date" office:date-value="1999-01-01T00:00:19" calcext:value-type="date">
            <text:p>01/01/1999 00:00:19</text:p>
          </table:table-cell>
          <table:table-cell office:value-type="date" office:date-value="2010-01-01T01:00:19" calcext:value-type="date">
            <text:p>01/01/2010 01:00:19</text:p>
          </table:table-cell>
          <table:table-cell office:value-type="date" office:date-value="2017-06-16T03:50:34" calcext:value-type="date">
            <text:p>16/06/2017 03:50: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90.452" calcext:value-type="float">
            <text:p>2490.452</text:p>
          </table:table-cell>
          <table:table-cell office:value-type="float" office:value="504925200" calcext:value-type="float">
            <text:p>504925200</text:p>
          </table:table-cell>
          <table:table-cell office:value-type="float" office:value="10066275204.2" calcext:value-type="float">
            <text:p>10066275204.2</text:p>
          </table:table-cell>
          <table:table-cell office:value-type="float" office:value="202" calcext:value-type="float">
            <text:p>202</text:p>
          </table:table-cell>
          <table:table-cell office:value-type="date" office:date-value="1999-01-01T00:00:19" calcext:value-type="date">
            <text:p>01/01/1999 00:00:19</text:p>
          </table:table-cell>
          <table:table-cell office:value-type="date" office:date-value="2015-01-01T01:00:19" calcext:value-type="date">
            <text:p>01/01/2015 01:00:19</text:p>
          </table:table-cell>
          <table:table-cell office:value-type="date" office:date-value="2017-06-16T04:02:14" calcext:value-type="date">
            <text:p>16/06/2017 04:02: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60.414" calcext:value-type="float">
            <text:p>2460.414</text:p>
          </table:table-cell>
          <table:table-cell office:value-type="float" office:value="504925200" calcext:value-type="float">
            <text:p>504925200</text:p>
          </table:table-cell>
          <table:table-cell office:value-type="float" office:value="10066275204.2" calcext:value-type="float">
            <text:p>10066275204.2</text:p>
          </table:table-cell>
          <table:table-cell office:value-type="float" office:value="403" calcext:value-type="float">
            <text:p>403</text:p>
          </table:table-cell>
          <table:table-cell office:value-type="date" office:date-value="1999-01-01T00:00:19" calcext:value-type="date">
            <text:p>01/01/1999 00:00:19</text:p>
          </table:table-cell>
          <table:table-cell office:value-type="date" office:date-value="2015-01-01T01:00:19" calcext:value-type="date">
            <text:p>01/01/2015 01:00:19</text:p>
          </table:table-cell>
          <table:table-cell office:value-type="date" office:date-value="2017-06-16T04:43:45" calcext:value-type="date">
            <text:p>16/06/2017 04:43: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80.408" calcext:value-type="float">
            <text:p>2480.408</text:p>
          </table:table-cell>
          <table:table-cell office:value-type="float" office:value="504925200" calcext:value-type="float">
            <text:p>504925200</text:p>
          </table:table-cell>
          <table:table-cell office:value-type="float" office:value="10066275204.2" calcext:value-type="float">
            <text:p>10066275204.2</text:p>
          </table:table-cell>
          <table:table-cell office:value-type="float" office:value="412" calcext:value-type="float">
            <text:p>412</text:p>
          </table:table-cell>
          <table:table-cell office:value-type="date" office:date-value="1999-01-01T00:00:19" calcext:value-type="date">
            <text:p>01/01/1999 00:00:19</text:p>
          </table:table-cell>
          <table:table-cell office:value-type="date" office:date-value="2015-01-01T01:00:19" calcext:value-type="date">
            <text:p>01/01/2015 01:00:19</text:p>
          </table:table-cell>
          <table:table-cell office:value-type="date" office:date-value="2017-06-16T05:24:45" calcext:value-type="date">
            <text:p>16/06/2017 05:24: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10.732" calcext:value-type="float">
            <text:p>3910.732</text:p>
          </table:table-cell>
          <table:table-cell office:value-type="float" office:value="662691600" calcext:value-type="float">
            <text:p>662691600</text:p>
          </table:table-cell>
          <table:table-cell office:value-type="float" office:value="10066275204.2" calcext:value-type="float">
            <text:p>10066275204.2</text:p>
          </table:table-cell>
          <table:table-cell office:value-type="float" office:value="202" calcext:value-type="float">
            <text:p>202</text:p>
          </table:table-cell>
          <table:table-cell office:value-type="date" office:date-value="1999-01-01T00:00:19" calcext:value-type="date">
            <text:p>01/01/1999 00:00:19</text:p>
          </table:table-cell>
          <table:table-cell office:value-type="date" office:date-value="2020-01-01T01:00:19" calcext:value-type="date">
            <text:p>01/01/2020 01:00:19</text:p>
          </table:table-cell>
          <table:table-cell office:value-type="date" office:date-value="2017-06-16T06:06:06" calcext:value-type="date">
            <text:p>16/06/2017 06:06: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25.708" calcext:value-type="float">
            <text:p>3925.708</text:p>
          </table:table-cell>
          <table:table-cell office:value-type="float" office:value="662691600" calcext:value-type="float">
            <text:p>662691600</text:p>
          </table:table-cell>
          <table:table-cell office:value-type="float" office:value="10066275204.2" calcext:value-type="float">
            <text:p>10066275204.2</text:p>
          </table:table-cell>
          <table:table-cell office:value-type="float" office:value="403" calcext:value-type="float">
            <text:p>403</text:p>
          </table:table-cell>
          <table:table-cell office:value-type="date" office:date-value="1999-01-01T00:00:19" calcext:value-type="date">
            <text:p>01/01/1999 00:00:19</text:p>
          </table:table-cell>
          <table:table-cell office:value-type="date" office:date-value="2020-01-01T01:00:19" calcext:value-type="date">
            <text:p>01/01/2020 01:00:19</text:p>
          </table:table-cell>
          <table:table-cell office:value-type="date" office:date-value="2017-06-16T07:11:17" calcext:value-type="date">
            <text:p>16/06/2017 07:11: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20.731" calcext:value-type="float">
            <text:p>3920.731</text:p>
          </table:table-cell>
          <table:table-cell office:value-type="float" office:value="662691600" calcext:value-type="float">
            <text:p>662691600</text:p>
          </table:table-cell>
          <table:table-cell office:value-type="float" office:value="10066275204.2" calcext:value-type="float">
            <text:p>10066275204.2</text:p>
          </table:table-cell>
          <table:table-cell office:value-type="float" office:value="412" calcext:value-type="float">
            <text:p>412</text:p>
          </table:table-cell>
          <table:table-cell office:value-type="date" office:date-value="1999-01-01T00:00:19" calcext:value-type="date">
            <text:p>01/01/1999 00:00:19</text:p>
          </table:table-cell>
          <table:table-cell office:value-type="date" office:date-value="2020-01-01T01:00:19" calcext:value-type="date">
            <text:p>01/01/2020 01:00:19</text:p>
          </table:table-cell>
          <table:table-cell office:value-type="date" office:date-value="2017-06-16T08:16:43" calcext:value-type="date">
            <text:p>16/06/2017 08:16:43</text:p>
          </table:table-cell>
        </table:table-row>
        <table:table-row table:style-name="ro1"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string" calcext:value-type="string">
            <text:p>Covariances</text:p>
          </table:table-cell>
          <table:table-cell office:value-type="string" calcext:value-type="string">
            <text:p>execution_time</text:p>
          </table:table-cell>
          <table:table-cell office:value-type="string" calcext:value-type="string">
            <text:p>time_coverag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um_of_param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execution_time</text:p>
          </table:table-cell>
          <table:table-cell table:formula="of:=COVAR([$Sheet2.$B$1:.$B$16]; [$Sheet2.$B$1:.$B$16])" office:value-type="float" office:value="2316988.14729713" calcext:value-type="float">
            <text:p>2316988.14729713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time_coverage</text:p>
          </table:table-cell>
          <table:table-cell table:formula="of:=COVAR([$Sheet2.$B$1:.$B$16]; [$Sheet2.$C$1:.$C$16])" office:value-type="float" office:value="321243655133.952" calcext:value-type="float">
            <text:p>321243655133.952</text:p>
          </table:table-cell>
          <table:table-cell table:formula="of:=COVAR([$Sheet2.$C$1:.$C$16]; [$Sheet2.$C$1:.$C$16])" office:value-type="float" office:value="4.97913799458816E+016" calcext:value-type="float">
            <text:p>4.97913799458816E+016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area</text:p>
          </table:table-cell>
          <table:table-cell table:formula="of:=COVAR([$Sheet2.$B$1:.$B$16]; [$Sheet2.$D$1:.$D$16])" office:value-type="float" office:value="0" calcext:value-type="float">
            <text:p>0</text:p>
          </table:table-cell>
          <table:table-cell table:formula="of:=COVAR([$Sheet2.$C$1:.$C$16]; [$Sheet2.$D$1:.$D$16])" office:value-type="float" office:value="0" calcext:value-type="float">
            <text:p>0</text:p>
          </table:table-cell>
          <table:table-cell table:formula="of:=COVAR([$Sheet2.$D$1:.$D$16]; [$Sheet2.$D$1:.$D$16])" office:value-type="float" office:value="0" calcext:value-type="float">
            <text:p>0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num_of_params</text:p>
          </table:table-cell>
          <table:table-cell table:formula="of:=COVAR([$Sheet2.$B$1:.$B$16]; [$Sheet2.$E$1:.$E$16])" office:value-type="float" office:value="-108.550666666665" calcext:value-type="float">
            <text:p>-108.5506666667</text:p>
          </table:table-cell>
          <table:table-cell table:formula="of:=COVAR([$Sheet2.$C$1:.$C$16]; [$Sheet2.$E$1:.$E$16])" office:value-type="float" office:value="0" calcext:value-type="float">
            <text:p>0</text:p>
          </table:table-cell>
          <table:table-cell table:formula="of:=COVAR([$Sheet2.$D$1:.$D$16]; [$Sheet2.$E$1:.$E$16])" office:value-type="float" office:value="0" calcext:value-type="float">
            <text:p>0</text:p>
          </table:table-cell>
          <table:table-cell table:formula="of:=COVAR([$Sheet2.$E$1:.$E$16]; [$Sheet2.$E$1:.$E$16])" office:value-type="float" office:value="9398" calcext:value-type="float">
            <text:p>9398</text:p>
          </table:table-cell>
          <table:table-cell table:style-name="Default"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string" calcext:value-type="string">
            <text:p>Correlations</text:p>
          </table:table-cell>
          <table:table-cell office:value-type="string" calcext:value-type="string">
            <text:p>execution_time</text:p>
          </table:table-cell>
          <table:table-cell office:value-type="string" calcext:value-type="string">
            <text:p>time_coverag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um_of_param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execution_time</text:p>
          </table:table-cell>
          <table:table-cell table:formula="of:=CORREL([$Sheet2.$B$1:.$B$16]; [$Sheet2.$B$1:.$B$16])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time_coverage</text:p>
          </table:table-cell>
          <table:table-cell table:formula="of:=CORREL([$Sheet2.$B$1:.$B$16]; [$Sheet2.$C$1:.$C$16])" office:value-type="float" office:value="0.945791858583522" calcext:value-type="float">
            <text:p>0.9457918586</text:p>
          </table:table-cell>
          <table:table-cell table:formula="of:=CORREL([$Sheet2.$C$1:.$C$16]; [$Sheet2.$C$1:.$C$16])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area</text:p>
          </table:table-cell>
          <table:table-cell table:formula="of:=CORREL([$Sheet2.$B$1:.$B$16]; [$Sheet2.$D$1:.$D$16])" office:value-type="string" office:string-value="" calcext:value-type="error">
            <text:p>#DIV/0!</text:p>
          </table:table-cell>
          <table:table-cell table:formula="of:=CORREL([$Sheet2.$C$1:.$C$16]; [$Sheet2.$D$1:.$D$16])" office:value-type="string" office:string-value="" calcext:value-type="error">
            <text:p>#DIV/0!</text:p>
          </table:table-cell>
          <table:table-cell table:formula="of:=CORREL([$Sheet2.$D$1:.$D$16]; [$Sheet2.$D$1:.$D$16])" office:value-type="string" office:string-value="" calcext:value-type="error">
            <text:p>#DIV/0!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num_of_params</text:p>
          </table:table-cell>
          <table:table-cell table:formula="of:=CORREL([$Sheet2.$B$1:.$B$16]; [$Sheet2.$E$1:.$E$16])" office:value-type="float" office:value="-0.000735618882608676" calcext:value-type="float">
            <text:p>-0.0007356189</text:p>
          </table:table-cell>
          <table:table-cell table:formula="of:=CORREL([$Sheet2.$C$1:.$C$16]; [$Sheet2.$E$1:.$E$16])" office:value-type="float" office:value="0" calcext:value-type="float">
            <text:p>0</text:p>
          </table:table-cell>
          <table:table-cell table:formula="of:=CORREL([$Sheet2.$D$1:.$D$16]; [$Sheet2.$E$1:.$E$16])" office:value-type="string" office:string-value="" calcext:value-type="error">
            <text:p>#DIV/0!</text:p>
          </table:table-cell>
          <table:table-cell table:formula="of:=CORREL([$Sheet2.$E$1:.$E$16]; [$Sheet2.$E$1:.$E$16])" office:value-type="float" office:value="1" calcext:value-type="float">
            <text:p>1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6T14:44:05.585738406</dc:date>
    <meta:editing-duration>PT2M48S</meta:editing-duration>
    <meta:editing-cycles>2</meta:editing-cycles>
    <meta:generator>LibreOffice/5.1.6.2$Linux_X86_64 LibreOffice_project/10m0$Build-2</meta:generator>
    <meta:document-statistic meta:table-count="2" meta:cell-count="192" meta:object-count="0"/>
  </office:meta>
</office:document-meta>
</file>